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row table:style-name="ro1">
          <table:table-cell table:style-name="Default" office:value-type="string">
            <text:p>key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Chinese_Pinyin</text:p>
          </table:table-cell>
          <table:table-cell table:style-name="Default" office:value-type="string">
            <text:p>Chinese_Simplified</text:p>
          </table:table-cell>
          <table:table-cell table:style-name="Default" office:value-type="string">
            <text:p>Chinese_traditional</text:p>
          </table:table-cell>
        </table:table-row>
        <table:table-row table:style-name="ro2">
          <table:table-cell office:value-type="string">
            <text:p>norway</text:p>
          </table:table-cell>
          <table:table-cell office:value-type="string">
            <text:p>Norway</text:p>
          </table:table-cell>
          <table:table-cell office:value-type="string">
            <text:p>Nuówēi</text:p>
          </table:table-cell>
          <table:table-cell table:number-columns-repeated="2" office:value-type="string">
            <text:p>挪威</text:p>
          </table:table-cell>
        </table:table-row>
        <table:table-row table:style-name="ro2">
          <table:table-cell office:value-type="string">
            <text:p>sweden</text:p>
          </table:table-cell>
          <table:table-cell office:value-type="string">
            <text:p>Sweden</text:p>
          </table:table-cell>
          <table:table-cell office:value-type="string">
            <text:p>Ruìdiǎn</text:p>
          </table:table-cell>
          <table:table-cell table:number-columns-repeated="2" office:value-type="string">
            <text:p>瑞典</text:p>
          </table:table-cell>
        </table:table-row>
        <table:table-row table:style-name="ro2">
          <table:table-cell office:value-type="string">
            <text:p>finland</text:p>
          </table:table-cell>
          <table:table-cell office:value-type="string">
            <text:p>Finland</text:p>
          </table:table-cell>
          <table:table-cell office:value-type="string">
            <text:p>Fēnlán</text:p>
          </table:table-cell>
          <table:table-cell office:value-type="string">
            <text:p>芬兰</text:p>
          </table:table-cell>
          <table:table-cell office:value-type="string">
            <text:p>芬蘭</text:p>
          </table:table-cell>
        </table:table-row>
        <table:table-row table:style-name="ro2">
          <table:table-cell office:value-type="string">
            <text:p>estonia</text:p>
          </table:table-cell>
          <table:table-cell office:value-type="string">
            <text:p>Estonia</text:p>
          </table:table-cell>
          <table:table-cell office:value-type="string">
            <text:p>Aìshāníyà</text:p>
          </table:table-cell>
          <table:table-cell office:value-type="string">
            <text:p>爱沙尼亚</text:p>
          </table:table-cell>
          <table:table-cell office:value-type="string">
            <text:p>愛沙尼亞</text:p>
          </table:table-cell>
        </table:table-row>
        <table:table-row table:style-name="ro2">
          <table:table-cell office:value-type="string">
            <text:p>latvia</text:p>
          </table:table-cell>
          <table:table-cell office:value-type="string">
            <text:p>Latvia</text:p>
          </table:table-cell>
          <table:table-cell office:value-type="string">
            <text:p>Lātuōwéiyà</text:p>
          </table:table-cell>
          <table:table-cell office:value-type="string">
            <text:p>拉脱维亚</text:p>
          </table:table-cell>
          <table:table-cell office:value-type="string">
            <text:p>拉脫維亞</text:p>
          </table:table-cell>
        </table:table-row>
        <table:table-row table:style-name="ro2">
          <table:table-cell office:value-type="string">
            <text:p>lithuania</text:p>
          </table:table-cell>
          <table:table-cell office:value-type="string">
            <text:p>Lithuainia</text:p>
          </table:table-cell>
          <table:table-cell office:value-type="string">
            <text:p>Lìtáowǎn</text:p>
          </table:table-cell>
          <table:table-cell table:number-columns-repeated="2" office:value-type="string">
            <text:p>立陶宛</text:p>
          </table:table-cell>
        </table:table-row>
        <table:table-row table:style-name="ro2">
          <table:table-cell office:value-type="string">
            <text:p>poland</text:p>
          </table:table-cell>
          <table:table-cell office:value-type="string">
            <text:p>Poland</text:p>
          </table:table-cell>
          <table:table-cell office:value-type="string">
            <text:p>Bōlán</text:p>
          </table:table-cell>
          <table:table-cell office:value-type="string">
            <text:p>波兰</text:p>
          </table:table-cell>
          <table:table-cell office:value-type="string">
            <text:p>波蘭</text:p>
          </table:table-cell>
        </table:table-row>
        <table:table-row table:style-name="ro2">
          <table:table-cell office:value-type="string">
            <text:p>germany</text:p>
          </table:table-cell>
          <table:table-cell office:value-type="string">
            <text:p>Germany</text:p>
          </table:table-cell>
          <table:table-cell office:value-type="string">
            <text:p>Déguó</text:p>
          </table:table-cell>
          <table:table-cell office:value-type="string">
            <text:p>德国</text:p>
          </table:table-cell>
          <table:table-cell office:value-type="string">
            <text:p>德國</text:p>
          </table:table-cell>
        </table:table-row>
        <table:table-row table:style-name="ro2">
          <table:table-cell office:value-type="string">
            <text:p>denmark</text:p>
          </table:table-cell>
          <table:table-cell office:value-type="string">
            <text:p>Denmark</text:p>
          </table:table-cell>
          <table:table-cell office:value-type="string">
            <text:p>Dānmài</text:p>
          </table:table-cell>
          <table:table-cell office:value-type="string">
            <text:p>丹麦</text:p>
          </table:table-cell>
          <table:table-cell office:value-type="string">
            <text:p>丹麥</text:p>
          </table:table-cell>
        </table:table-row>
        <table:table-row table:style-name="ro2">
          <table:table-cell office:value-type="string">
            <text:p>holland</text:p>
          </table:table-cell>
          <table:table-cell office:value-type="string">
            <text:p>Netherlands</text:p>
          </table:table-cell>
          <table:table-cell office:value-type="string">
            <text:p>Nídélán</text:p>
          </table:table-cell>
          <table:table-cell table:number-columns-repeated="2" office:value-type="string">
            <text:p>尼德兰</text:p>
          </table:table-cell>
        </table:table-row>
        <table:table-row table:style-name="ro2">
          <table:table-cell office:value-type="string">
            <text:p>belgium</text:p>
          </table:table-cell>
          <table:table-cell office:value-type="string">
            <text:p>Belgium</text:p>
          </table:table-cell>
          <table:table-cell office:value-type="string">
            <text:p>Bìlìshí</text:p>
          </table:table-cell>
          <table:table-cell office:value-type="string">
            <text:p>比利时</text:p>
          </table:table-cell>
          <table:table-cell office:value-type="string">
            <text:p>比利時</text:p>
          </table:table-cell>
        </table:table-row>
        <table:table-row table:style-name="ro2">
          <table:table-cell office:value-type="string">
            <text:p>luxemburg</text:p>
          </table:table-cell>
          <table:table-cell office:value-type="string">
            <text:p>Luxembourg</text:p>
          </table:table-cell>
          <table:table-cell office:value-type="string">
            <text:p>Lúsēnbǎo</text:p>
          </table:table-cell>
          <table:table-cell office:value-type="string">
            <text:p>卢森堡</text:p>
          </table:table-cell>
          <table:table-cell office:value-type="string">
            <text:p>盧森堡</text:p>
          </table:table-cell>
        </table:table-row>
        <table:table-row table:style-name="ro2">
          <table:table-cell office:value-type="string">
            <text:p>france</text:p>
          </table:table-cell>
          <table:table-cell office:value-type="string">
            <text:p>France</text:p>
          </table:table-cell>
          <table:table-cell office:value-type="string">
            <text:p>Fǎguó</text:p>
          </table:table-cell>
          <table:table-cell office:value-type="string">
            <text:p>法国</text:p>
          </table:table-cell>
          <table:table-cell office:value-type="string">
            <text:p>法國</text:p>
          </table:table-cell>
        </table:table-row>
        <table:table-row table:style-name="ro2">
          <table:table-cell office:value-type="string">
            <text:p>uk</text:p>
          </table:table-cell>
          <table:table-cell office:value-type="string">
            <text:p>Britain</text:p>
          </table:table-cell>
          <table:table-cell office:value-type="string">
            <text:p>Yīngguó</text:p>
          </table:table-cell>
          <table:table-cell office:value-type="string">
            <text:p>英国</text:p>
          </table:table-cell>
          <table:table-cell office:value-type="string">
            <text:p>英國</text:p>
          </table:table-cell>
        </table:table-row>
        <table:table-row table:style-name="ro2">
          <table:table-cell office:value-type="string">
            <text:p>ireland</text:p>
          </table:table-cell>
          <table:table-cell office:value-type="string">
            <text:p>Ireland</text:p>
          </table:table-cell>
          <table:table-cell office:value-type="string">
            <text:p>Aì'ěrlán</text:p>
          </table:table-cell>
          <table:table-cell office:value-type="string">
            <text:p>爱尔兰</text:p>
          </table:table-cell>
          <table:table-cell office:value-type="string">
            <text:p>愛爾蘭</text:p>
          </table:table-cell>
        </table:table-row>
        <table:table-row table:style-name="ro2">
          <table:table-cell office:value-type="string">
            <text:p>iceland</text:p>
          </table:table-cell>
          <table:table-cell office:value-type="string">
            <text:p>Iceland</text:p>
          </table:table-cell>
          <table:table-cell office:value-type="string">
            <text:p>Bīngdǎo</text:p>
          </table:table-cell>
          <table:table-cell table:number-columns-repeated="2" office:value-type="string">
            <text:p>冰岛</text:p>
          </table:table-cell>
        </table:table-row>
        <table:table-row table:style-name="ro2">
          <table:table-cell office:value-type="string">
            <text:p>spain</text:p>
          </table:table-cell>
          <table:table-cell office:value-type="string">
            <text:p>Spain</text:p>
          </table:table-cell>
          <table:table-cell office:value-type="string">
            <text:p>Xībānyá</text:p>
          </table:table-cell>
          <table:table-cell table:number-columns-repeated="2" office:value-type="string">
            <text:p>西班牙</text:p>
          </table:table-cell>
        </table:table-row>
        <table:table-row table:style-name="ro2">
          <table:table-cell office:value-type="string">
            <text:p>portugal</text:p>
          </table:table-cell>
          <table:table-cell office:value-type="string">
            <text:p>Portugal</text:p>
          </table:table-cell>
          <table:table-cell office:value-type="string">
            <text:p>Pútáoyá</text:p>
          </table:table-cell>
          <table:table-cell table:number-columns-repeated="2" office:value-type="string">
            <text:p>葡萄牙</text:p>
          </table:table-cell>
        </table:table-row>
        <table:table-row table:style-name="ro2">
          <table:table-cell office:value-type="string">
            <text:p>switzerland</text:p>
          </table:table-cell>
          <table:table-cell office:value-type="string">
            <text:p>Switzerland</text:p>
          </table:table-cell>
          <table:table-cell office:value-type="string">
            <text:p>Ruìshì</text:p>
          </table:table-cell>
          <table:table-cell table:number-columns-repeated="2" office:value-type="string">
            <text:p>瑞士</text:p>
          </table:table-cell>
        </table:table-row>
        <table:table-row table:style-name="ro2">
          <table:table-cell office:value-type="string">
            <text:p>austria</text:p>
          </table:table-cell>
          <table:table-cell office:value-type="string">
            <text:p>Austria</text:p>
          </table:table-cell>
          <table:table-cell office:value-type="string">
            <text:p>Aòdìlì</text:p>
          </table:table-cell>
          <table:table-cell office:value-type="string">
            <text:p>奥地利</text:p>
          </table:table-cell>
          <table:table-cell office:value-type="string">
            <text:p>奧地利</text:p>
          </table:table-cell>
        </table:table-row>
        <table:table-row table:style-name="ro3">
          <table:table-cell office:value-type="string">
            <text:p>czech</text:p>
          </table:table-cell>
          <table:table-cell office:value-type="string">
            <text:p>Czech Republic</text:p>
          </table:table-cell>
          <table:table-cell office:value-type="string">
            <text:p>Jiékègònghéguó</text:p>
          </table:table-cell>
          <table:table-cell office:value-type="string">
            <text:p>捷克共和国</text:p>
          </table:table-cell>
          <table:table-cell office:value-type="string">
            <text:p>捷克共和國</text:p>
          </table:table-cell>
        </table:table-row>
        <table:table-row table:style-name="ro2">
          <table:table-cell office:value-type="string">
            <text:p>slovakia</text:p>
          </table:table-cell>
          <table:table-cell office:value-type="string">
            <text:p>Slovakia</text:p>
          </table:table-cell>
          <table:table-cell office:value-type="string">
            <text:p>Sīluòfákè</text:p>
          </table:table-cell>
          <table:table-cell table:number-columns-repeated="2" office:value-type="string">
            <text:p>斯洛伐克</text:p>
          </table:table-cell>
        </table:table-row>
        <table:table-row table:style-name="ro2">
          <table:table-cell office:value-type="string">
            <text:p>italy</text:p>
          </table:table-cell>
          <table:table-cell office:value-type="string">
            <text:p>Italy</text:p>
          </table:table-cell>
          <table:table-cell office:value-type="string">
            <text:p>Yìdàlì</text:p>
          </table:table-cell>
          <table:table-cell table:number-columns-repeated="2" office:value-type="string">
            <text:p>意大利</text:p>
          </table:table-cell>
        </table:table-row>
        <table:table-row table:style-name="ro2">
          <table:table-cell office:value-type="string">
            <text:p>slovenia</text:p>
          </table:table-cell>
          <table:table-cell office:value-type="string">
            <text:p>Slovenia</text:p>
          </table:table-cell>
          <table:table-cell office:value-type="string">
            <text:p>Sīluòwénníyà</text:p>
          </table:table-cell>
          <table:table-cell office:value-type="string">
            <text:p>斯洛文尼亚</text:p>
          </table:table-cell>
          <table:table-cell office:value-type="string">
            <text:p>斯洛文尼亞</text:p>
          </table:table-cell>
        </table:table-row>
        <table:table-row table:style-name="ro2">
          <table:table-cell office:value-type="string">
            <text:p>hungary</text:p>
          </table:table-cell>
          <table:table-cell office:value-type="string">
            <text:p>Hungary</text:p>
          </table:table-cell>
          <table:table-cell office:value-type="string">
            <text:p>Xiōngyálì</text:p>
          </table:table-cell>
          <table:table-cell table:number-columns-repeated="2" office:value-type="string">
            <text:p>匈牙利</text:p>
          </table:table-cell>
        </table:table-row>
        <table:table-row table:style-name="ro2">
          <table:table-cell office:value-type="string">
            <text:p>croatia</text:p>
          </table:table-cell>
          <table:table-cell office:value-type="string">
            <text:p>Croatia</text:p>
          </table:table-cell>
          <table:table-cell office:value-type="string">
            <text:p>Kèluódìyà</text:p>
          </table:table-cell>
          <table:table-cell office:value-type="string">
            <text:p>克罗地亚</text:p>
          </table:table-cell>
          <table:table-cell office:value-type="string">
            <text:p>克羅地亞</text:p>
          </table:table-cell>
        </table:table-row>
        <table:table-row table:style-name="ro2">
          <table:table-cell office:value-type="string">
            <text:p>bosher</text:p>
          </table:table-cell>
          <table:table-cell office:value-type="string">
            <text:p>Bosnia</text:p>
          </table:table-cell>
          <table:table-cell office:value-type="string">
            <text:p>Bōsīníyà</text:p>
          </table:table-cell>
          <table:table-cell office:value-type="string">
            <text:p>波斯尼亚</text:p>
          </table:table-cell>
          <table:table-cell office:value-type="string">
            <text:p>波斯尼亞</text:p>
          </table:table-cell>
        </table:table-row>
        <table:table-row table:style-name="ro2">
          <table:table-cell office:value-type="string">
            <text:p>montenegro</text:p>
          </table:table-cell>
          <table:table-cell office:value-type="string">
            <text:p>Montenegro</text:p>
          </table:table-cell>
          <table:table-cell office:value-type="string">
            <text:p>Hēishān</text:p>
          </table:table-cell>
          <table:table-cell table:number-columns-repeated="2" office:value-type="string">
            <text:p>黑山</text:p>
          </table:table-cell>
        </table:table-row>
        <table:table-row table:style-name="ro2">
          <table:table-cell office:value-type="string">
            <text:p>serbia</text:p>
          </table:table-cell>
          <table:table-cell office:value-type="string">
            <text:p>Serbia</text:p>
          </table:table-cell>
          <table:table-cell office:value-type="string">
            <text:p>Sāi'ěrwéiyà</text:p>
          </table:table-cell>
          <table:table-cell office:value-type="string">
            <text:p>塞尔维亚</text:p>
          </table:table-cell>
          <table:table-cell office:value-type="string">
            <text:p>塞爾維亞</text:p>
          </table:table-cell>
        </table:table-row>
        <table:table-row table:style-name="ro2">
          <table:table-cell office:value-type="string">
            <text:p>albania</text:p>
          </table:table-cell>
          <table:table-cell office:value-type="string">
            <text:p>Albania</text:p>
          </table:table-cell>
          <table:table-cell office:value-type="string">
            <text:p>Ā'ěrbāníyà</text:p>
          </table:table-cell>
          <table:table-cell office:value-type="string">
            <text:p>阿尔巴尼亚</text:p>
          </table:table-cell>
          <table:table-cell office:value-type="string">
            <text:p>阿爾巴尼亞</text:p>
          </table:table-cell>
        </table:table-row>
        <table:table-row table:style-name="ro2">
          <table:table-cell office:value-type="string">
            <text:p>macedonia</text:p>
          </table:table-cell>
          <table:table-cell office:value-type="string">
            <text:p>Macedonia</text:p>
          </table:table-cell>
          <table:table-cell office:value-type="string">
            <text:p>Mǎqídùn</text:p>
          </table:table-cell>
          <table:table-cell office:value-type="string">
            <text:p>马其顿</text:p>
          </table:table-cell>
          <table:table-cell office:value-type="string">
            <text:p>馬其頓</text:p>
          </table:table-cell>
        </table:table-row>
        <table:table-row table:style-name="ro2">
          <table:table-cell office:value-type="string">
            <text:p>greece</text:p>
          </table:table-cell>
          <table:table-cell office:value-type="string">
            <text:p>Greece</text:p>
          </table:table-cell>
          <table:table-cell office:value-type="string">
            <text:p>Xīlà</text:p>
          </table:table-cell>
          <table:table-cell office:value-type="string">
            <text:p>希腊</text:p>
          </table:table-cell>
          <table:table-cell office:value-type="string">
            <text:p>希臘</text:p>
          </table:table-cell>
        </table:table-row>
        <table:table-row table:style-name="ro2">
          <table:table-cell office:value-type="string">
            <text:p>bulgaria</text:p>
          </table:table-cell>
          <table:table-cell office:value-type="string">
            <text:p>Bulgaria</text:p>
          </table:table-cell>
          <table:table-cell office:value-type="string">
            <text:p>Bǎojiālìyà</text:p>
          </table:table-cell>
          <table:table-cell office:value-type="string">
            <text:p>保加利亚</text:p>
          </table:table-cell>
          <table:table-cell office:value-type="string">
            <text:p>保加利亞</text:p>
          </table:table-cell>
        </table:table-row>
        <table:table-row table:style-name="ro2">
          <table:table-cell office:value-type="string">
            <text:p>romania</text:p>
          </table:table-cell>
          <table:table-cell office:value-type="string">
            <text:p>Romania</text:p>
          </table:table-cell>
          <table:table-cell office:value-type="string">
            <text:p>Luómǎníyà</text:p>
          </table:table-cell>
          <table:table-cell office:value-type="string">
            <text:p>罗马尼亚</text:p>
          </table:table-cell>
          <table:table-cell office:value-type="string">
            <text:p>羅馬尼亞</text:p>
          </table:table-cell>
        </table:table-row>
        <table:table-row table:style-name="ro2">
          <table:table-cell office:value-type="string">
            <text:p>moldova</text:p>
          </table:table-cell>
          <table:table-cell office:value-type="string">
            <text:p>Moldova</text:p>
          </table:table-cell>
          <table:table-cell office:value-type="string">
            <text:p>Mó'ěrduōwǎ</text:p>
          </table:table-cell>
          <table:table-cell office:value-type="string">
            <text:p>摩尔多瓦</text:p>
          </table:table-cell>
          <table:table-cell office:value-type="string">
            <text:p>摩爾多瓦</text:p>
          </table:table-cell>
        </table:table-row>
        <table:table-row table:style-name="ro2">
          <table:table-cell office:value-type="string">
            <text:p>ukraine</text:p>
          </table:table-cell>
          <table:table-cell office:value-type="string">
            <text:p>Ukraine</text:p>
          </table:table-cell>
          <table:table-cell office:value-type="string">
            <text:p>Wūkèlán</text:p>
          </table:table-cell>
          <table:table-cell office:value-type="string">
            <text:p>乌克兰</text:p>
          </table:table-cell>
          <table:table-cell office:value-type="string">
            <text:p>烏克蘭</text:p>
          </table:table-cell>
        </table:table-row>
        <table:table-row table:style-name="ro2">
          <table:table-cell office:value-type="string">
            <text:p>belarus</text:p>
          </table:table-cell>
          <table:table-cell office:value-type="string">
            <text:p>Belarus</text:p>
          </table:table-cell>
          <table:table-cell office:value-type="string">
            <text:p>Bái'érluósī</text:p>
          </table:table-cell>
          <table:table-cell office:value-type="string">
            <text:p>白俄罗斯</text:p>
          </table:table-cell>
          <table:table-cell office:value-type="string">
            <text:p>白俄羅斯</text:p>
          </table:table-cell>
        </table:table-row>
        <table:table-row table:style-name="ro2">
          <table:table-cell office:value-type="string">
            <text:p>russia</text:p>
          </table:table-cell>
          <table:table-cell office:value-type="string">
            <text:p>Russia</text:p>
          </table:table-cell>
          <table:table-cell office:value-type="string">
            <text:p>Éguó</text:p>
          </table:table-cell>
          <table:table-cell office:value-type="string">
            <text:p>俄国</text:p>
          </table:table-cell>
          <table:table-cell office:value-type="string">
            <text:p>俄國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4">10/14/2007</text:date>, <text:time>17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anne Tuukkanen</meta:initial-creator>
    <meta:creation-date>2007-10-14T17:47:51</meta:creation-date>
    <dc:creator>Janne Tuukkanen</dc:creator>
    <dc:date>2007-10-14T17:49:47</dc:date>
    <dc:language>en-US</dc:language>
    <meta:editing-cycles>2</meta:editing-cycles>
    <meta:editing-duration>PT2M5S</meta:editing-duration>
    <meta:user-defined meta:name="Info 1"/>
    <meta:user-defined meta:name="Info 2"/>
    <meta:user-defined meta:name="Info 3"/>
    <meta:user-defined meta:name="Info 4"/>
    <meta:document-statistic meta:table-count="3" meta:cell-count="195"/>
  </office:meta>
</office:document-meta>
</file>